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4ce" officeooo:paragraph-rsid="000364ce"/>
    </style:style>
    <style:style style:name="P2" style:family="paragraph" style:parent-style-name="Standard" style:list-style-name="L1">
      <style:text-properties officeooo:rsid="00051253" officeooo:paragraph-rsid="00051253"/>
    </style:style>
    <style:style style:name="P3" style:family="paragraph" style:parent-style-name="Standard" style:list-style-name="L1">
      <style:text-properties officeooo:rsid="000f40a5" officeooo:paragraph-rsid="000f40a5"/>
    </style:style>
    <style:style style:name="P4" style:family="paragraph" style:parent-style-name="Standard" style:list-style-name="L1">
      <style:text-properties officeooo:rsid="00080664" officeooo:paragraph-rsid="000f40a5"/>
    </style:style>
    <style:style style:name="P5" style:family="paragraph" style:parent-style-name="Standard" style:list-style-name="L1">
      <style:text-properties officeooo:rsid="000b1ac5" officeooo:paragraph-rsid="000f40a5"/>
    </style:style>
    <style:style style:name="P6" style:family="paragraph" style:parent-style-name="Standard" style:list-style-name="L1">
      <style:text-properties officeooo:rsid="0011f63d" officeooo:paragraph-rsid="000f40a5"/>
    </style:style>
    <style:style style:name="P7" style:family="paragraph" style:parent-style-name="Standard" style:list-style-name="L1">
      <style:text-properties officeooo:rsid="0012f858" officeooo:paragraph-rsid="0012f858"/>
    </style:style>
    <style:style style:name="P8" style:family="paragraph" style:parent-style-name="Standard" style:list-style-name="L1">
      <style:text-properties officeooo:rsid="0014176b" officeooo:paragraph-rsid="0014176b"/>
    </style:style>
    <style:style style:name="P9" style:family="paragraph" style:parent-style-name="Standard" style:list-style-name="L1">
      <style:text-properties officeooo:rsid="0014fc63" officeooo:paragraph-rsid="0014fc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930" style:font-weight-asian="bold" style:font-weight-complex="bold"/>
    </style:style>
    <style:style style:name="T3" style:family="text">
      <style:text-properties officeooo:rsid="0004b930"/>
    </style:style>
    <style:style style:name="T4" style:family="text">
      <style:text-properties officeooo:rsid="001071f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Analysis of Harmonics in wind power plants </text:p>
      <text:p text:style-name="P1"/>
      <text:p text:style-name="P1"><text:span text:style-name="T1">Description summary:</text:span> The new wind power plants rely on power electronics which do not provide an ideal sinusoidal waves forms. Because <text:s/>of <text:s/>this <text:s/>and <text:s/>the <text:s/>strict <text:s/>requirements <text:s/>of <text:s/>power <text:s/>quality <text:s/>demanded <text:s/>by <text:s/>the <text:s/>Transmission <text:s/>System <text:s/>and wind <text:s/>power <text:s/>plant <text:s/>operator, <text:s/>determine <text:s/>the <text:s/>harmonic <text:s/>content <text:s/>of <text:s/>wind <text:s/>power <text:s/>plants <text:s/>based <text:s/>on <text:s/>Full <text:s/>Rated Converter Wind Turbines is of relevance. The <text:s/><text:span text:style-name="T1">main <text:s/>objective <text:s/>is <text:s/>to <text:s/>understand <text:s/>and <text:s/></text:span><text:span text:style-name="T2">analyze</text:span><text:span text:style-name="T1"> <text:s/>the <text:s/>harmonic <text:s/>content <text:s/>taking <text:s/>place <text:s/>in <text:s/>wind <text:s/>power <text:s/>plants when installing FRC‐WTs</text:span>. Standards and grid codes review regarding harmonic distortion must be performed. Also, <text:s/>some <text:s/>simplified <text:s/><text:span text:style-name="T3">modeling</text:span> <text:s/>of <text:s/>wind <text:s/>turbines <text:s/>for <text:s/>harmonic <text:s/>content <text:s/>analysis <text:s/>and <text:s/>simulation <text:s/>for verification is expected.</text:p>
      <text:p text:style-name="P1"/>
      <text:list xml:id="list2653631951800060418" text:style-name="L1">
        <text:list-item>
          <text:p text:style-name="P2">Theoretical introduction</text:p>
          <text:list>
            <text:list-item>
              <text:p text:style-name="P3">Power electronics in WPP</text:p>
              <text:list>
                <text:list-item>
                  <text:p text:style-name="P5">Nonlinearity of power electronic elements</text:p>
                </text:list-item>
                <text:list-item>
                  <text:p text:style-name="P6">Different WPP converters solutions</text:p>
                  <text:list>
                    <text:list-item>
                      <text:p text:style-name="P9">brief description of different solutions</text:p>
                    </text:list-item>
                  </text:list>
                </text:list-item>
                <text:list-item>
                  <text:p text:style-name="P4">Full Rated Converter approach for Wind Turbines</text:p>
                  <text:list>
                    <text:list-item>
                      <text:p text:style-name="P9">different FRC converters</text:p>
                    </text:list-item>
                  </text:list>
                </text:list-item>
              </text:list>
            </text:list-item>
            <text:list-item>
              <text:p text:style-name="P3">Harmonics</text:p>
              <text:list>
                <text:list-item>
                  <text:p text:style-name="P3">Introduction</text:p>
                </text:list-item>
                <text:list-item>
                  <text:p text:style-name="P3">Math<text:span text:style-name="T4">ematical</text:span> description</text:p>
                </text:list-item>
                <text:list-item>
                  <text:p text:style-name="P3">Sources of harmonics in Power System</text:p>
                </text:list-item>
                <text:list-item>
                  <text:p text:style-name="P3">Harms caused by harmonics in Power System</text:p>
                </text:list-item>
                <text:list-item>
                  <text:p text:style-name="P3">Mitigation of harmonics in Power System</text:p>
                  <text:list>
                    <text:list-item>
                      <text:p text:style-name="P7">Limit production</text:p>
                    </text:list-item>
                    <text:list-item>
                      <text:p text:style-name="P7">Filters</text:p>
                    </text:list-item>
                  </text:list>
                </text:list-item>
                <text:list-item>
                  <text:p text:style-name="P8">Harmonics analysi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53:40.636054770</meta:creation-date>
    <dc:date>2016-02-24T09:44:59.918863917</dc:date>
    <meta:editing-duration>PT5H15M2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88" meta:character-count="1276" meta:non-whitespace-character-count="1062"/>
  </office:meta>
</office:document-meta>
</file>